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969f" officeooo:paragraph-rsid="0002969f"/>
    </style:style>
    <style:style style:name="P2" style:family="paragraph" style:parent-style-name="Standard">
      <style:text-properties officeooo:rsid="0002969f" officeooo:paragraph-rsid="000db795"/>
    </style:style>
    <style:style style:name="P3" style:family="paragraph" style:parent-style-name="Standard">
      <style:text-properties officeooo:rsid="0002969f" officeooo:paragraph-rsid="0021fe6f"/>
    </style:style>
    <style:style style:name="P4" style:family="paragraph" style:parent-style-name="Standard">
      <style:text-properties officeooo:rsid="0002969f" officeooo:paragraph-rsid="0022bd89"/>
    </style:style>
    <style:style style:name="P5" style:family="paragraph" style:parent-style-name="Standard">
      <style:text-properties fo:font-weight="bold" officeooo:rsid="0002969f" officeooo:paragraph-rsid="0002969f" style:font-weight-asian="bold" style:font-weight-complex="bold"/>
    </style:style>
    <style:style style:name="P6" style:family="paragraph" style:parent-style-name="Standard">
      <style:text-properties fo:font-weight="bold" officeooo:rsid="0002969f" officeooo:paragraph-rsid="000db795" style:font-weight-asian="bold" style:font-weight-complex="bold"/>
    </style:style>
    <style:style style:name="P7" style:family="paragraph" style:parent-style-name="Standard">
      <style:text-properties fo:font-weight="bold" officeooo:rsid="0002969f" officeooo:paragraph-rsid="0018cf74" style:font-weight-asian="bold" style:font-weight-complex="bold"/>
    </style:style>
    <style:style style:name="P8" style:family="paragraph" style:parent-style-name="Standard">
      <style:text-properties fo:font-weight="bold" officeooo:rsid="0002969f" officeooo:paragraph-rsid="002a1c45" style:font-weight-asian="bold" style:font-weight-complex="bold"/>
    </style:style>
    <style:style style:name="P9" style:family="paragraph" style:parent-style-name="Standard">
      <style:text-properties fo:font-weight="bold" officeooo:rsid="0002969f" officeooo:paragraph-rsid="002ce21b" style:font-weight-asian="bold" style:font-weight-complex="bold"/>
    </style:style>
    <style:style style:name="P10" style:family="paragraph" style:parent-style-name="Standard">
      <style:text-properties fo:font-weight="bold" officeooo:rsid="0002969f" officeooo:paragraph-rsid="0033a50f" style:font-weight-asian="bold" style:font-weight-complex="bold"/>
    </style:style>
    <style:style style:name="P11" style:family="paragraph" style:parent-style-name="Standard">
      <style:text-properties fo:font-weight="bold" officeooo:rsid="0002969f" officeooo:paragraph-rsid="0034f0d8" style:font-weight-asian="bold" style:font-weight-complex="bold"/>
    </style:style>
    <style:style style:name="P12" style:family="paragraph" style:parent-style-name="Standard">
      <style:text-properties fo:font-weight="bold" officeooo:rsid="0005ee6e" officeooo:paragraph-rsid="0005ee6e" style:font-weight-asian="bold" style:font-weight-complex="bold"/>
    </style:style>
    <style:style style:name="P13" style:family="paragraph" style:parent-style-name="Standard">
      <style:text-properties fo:font-weight="bold" officeooo:rsid="0009b9e2" officeooo:paragraph-rsid="0009b9e2" style:font-weight-asian="bold" style:font-weight-complex="bold"/>
    </style:style>
    <style:style style:name="P14" style:family="paragraph" style:parent-style-name="Standard">
      <style:text-properties fo:font-weight="bold" officeooo:rsid="0009b9e2" officeooo:paragraph-rsid="0021fe6f" style:font-weight-asian="bold" style:font-weight-complex="bold"/>
    </style:style>
    <style:style style:name="P15" style:family="paragraph" style:parent-style-name="Standard">
      <style:text-properties fo:font-weight="bold" officeooo:rsid="0009b9e2" officeooo:paragraph-rsid="0022bd89" style:font-weight-asian="bold" style:font-weight-complex="bold"/>
    </style:style>
    <style:style style:name="P16" style:family="paragraph" style:parent-style-name="Standard">
      <style:text-properties fo:font-weight="bold" officeooo:rsid="0022bd89" officeooo:paragraph-rsid="0022bd89" style:font-weight-asian="bold" style:font-weight-complex="bold"/>
    </style:style>
    <style:style style:name="P17" style:family="paragraph" style:parent-style-name="Standard">
      <style:text-properties fo:font-weight="bold" officeooo:rsid="002a1c45" officeooo:paragraph-rsid="002a1c45" style:font-weight-asian="bold" style:font-weight-complex="bold"/>
    </style:style>
    <style:style style:name="P18" style:family="paragraph" style:parent-style-name="Standard">
      <style:text-properties fo:font-weight="bold" officeooo:rsid="002a9b8d" officeooo:paragraph-rsid="002a9b8d" style:font-weight-asian="bold" style:font-weight-complex="bold"/>
    </style:style>
    <style:style style:name="P19" style:family="paragraph" style:parent-style-name="Standard">
      <style:text-properties fo:font-weight="bold" officeooo:rsid="002b5efe" officeooo:paragraph-rsid="002b5efe" style:font-weight-asian="bold" style:font-weight-complex="bold"/>
    </style:style>
    <style:style style:name="P20" style:family="paragraph" style:parent-style-name="Standard">
      <style:text-properties fo:font-weight="bold" officeooo:rsid="002b5efe" officeooo:paragraph-rsid="002ce21b" style:font-weight-asian="bold" style:font-weight-complex="bold"/>
    </style:style>
    <style:style style:name="P21" style:family="paragraph" style:parent-style-name="Standard">
      <style:text-properties fo:font-weight="bold" officeooo:rsid="002b5efe" officeooo:paragraph-rsid="0033a50f" style:font-weight-asian="bold" style:font-weight-complex="bold"/>
    </style:style>
    <style:style style:name="P22" style:family="paragraph" style:parent-style-name="Standard">
      <style:text-properties fo:font-weight="bold" officeooo:rsid="002bf7b7" officeooo:paragraph-rsid="002bf7b7" style:font-weight-asian="bold" style:font-weight-complex="bold"/>
    </style:style>
    <style:style style:name="P23" style:family="paragraph" style:parent-style-name="Standard">
      <style:text-properties fo:font-weight="bold" officeooo:rsid="002bf7b7" officeooo:paragraph-rsid="0031b633" style:font-weight-asian="bold" style:font-weight-complex="bold"/>
    </style:style>
    <style:style style:name="P24" style:family="paragraph" style:parent-style-name="Standard">
      <style:text-properties fo:font-weight="bold" officeooo:rsid="0030b960" officeooo:paragraph-rsid="0030b960" style:font-weight-asian="bold" style:font-weight-complex="bold"/>
    </style:style>
    <style:style style:name="P25" style:family="paragraph" style:parent-style-name="Standard">
      <style:text-properties fo:font-weight="bold" officeooo:rsid="0030b960" officeooo:paragraph-rsid="0033a50f" style:font-weight-asian="bold" style:font-weight-complex="bold"/>
    </style:style>
    <style:style style:name="P26" style:family="paragraph" style:parent-style-name="Standard">
      <style:text-properties fo:font-weight="bold" officeooo:rsid="0045d971" officeooo:paragraph-rsid="0045d971" style:font-weight-asian="bold" style:font-weight-complex="bold"/>
    </style:style>
    <style:style style:name="P27" style:family="paragraph" style:parent-style-name="Standard">
      <style:text-properties officeooo:rsid="0004a760" officeooo:paragraph-rsid="0004a760"/>
    </style:style>
    <style:style style:name="P28" style:family="paragraph" style:parent-style-name="Standard">
      <style:text-properties officeooo:rsid="0004a760" officeooo:paragraph-rsid="000db795"/>
    </style:style>
    <style:style style:name="P29" style:family="paragraph" style:parent-style-name="Standard">
      <style:text-properties officeooo:rsid="00055e82" officeooo:paragraph-rsid="00055e82"/>
    </style:style>
    <style:style style:name="P30" style:family="paragraph" style:parent-style-name="Standard">
      <style:text-properties officeooo:rsid="00055e82" officeooo:paragraph-rsid="0007ed73"/>
    </style:style>
    <style:style style:name="P31" style:family="paragraph" style:parent-style-name="Standard">
      <style:text-properties officeooo:rsid="00055e82" officeooo:paragraph-rsid="001c2904"/>
    </style:style>
    <style:style style:name="P32" style:family="paragraph" style:parent-style-name="Standard">
      <style:text-properties officeooo:rsid="000f5228" officeooo:paragraph-rsid="000f5228"/>
    </style:style>
    <style:style style:name="P33" style:family="paragraph" style:parent-style-name="Standard">
      <style:text-properties officeooo:rsid="001123f0" officeooo:paragraph-rsid="001123f0"/>
    </style:style>
    <style:style style:name="P34" style:family="paragraph" style:parent-style-name="Standard">
      <style:text-properties fo:font-weight="normal" officeooo:rsid="0002969f" officeooo:paragraph-rsid="000db795" style:font-weight-asian="normal" style:font-weight-complex="normal"/>
    </style:style>
    <style:style style:name="P35" style:family="paragraph" style:parent-style-name="Standard">
      <style:text-properties fo:font-weight="normal" officeooo:rsid="0002969f" officeooo:paragraph-rsid="0021fe6f" style:font-weight-asian="normal" style:font-weight-complex="normal"/>
    </style:style>
    <style:style style:name="P36" style:family="paragraph" style:parent-style-name="Standard">
      <style:text-properties fo:font-weight="normal" officeooo:rsid="0002969f" officeooo:paragraph-rsid="0022bd89" style:font-weight-asian="normal" style:font-weight-complex="normal"/>
    </style:style>
    <style:style style:name="P37" style:family="paragraph" style:parent-style-name="Standard">
      <style:text-properties fo:font-weight="normal" officeooo:rsid="0002969f" officeooo:paragraph-rsid="00254a16" style:font-weight-asian="normal" style:font-weight-complex="normal"/>
    </style:style>
    <style:style style:name="P38" style:family="paragraph" style:parent-style-name="Standard">
      <style:text-properties fo:font-weight="normal" officeooo:rsid="0002969f" officeooo:paragraph-rsid="0033a50f" style:font-weight-asian="normal" style:font-weight-complex="normal"/>
    </style:style>
    <style:style style:name="P39" style:family="paragraph" style:parent-style-name="Standard">
      <style:text-properties fo:font-weight="normal" officeooo:rsid="000f5228" officeooo:paragraph-rsid="000f5228" style:font-weight-asian="normal" style:font-weight-complex="normal"/>
    </style:style>
    <style:style style:name="P40" style:family="paragraph" style:parent-style-name="Standard">
      <style:text-properties fo:font-weight="normal" officeooo:rsid="000f5228" officeooo:paragraph-rsid="0021fe6f" style:font-weight-asian="normal" style:font-weight-complex="normal"/>
    </style:style>
    <style:style style:name="P41" style:family="paragraph" style:parent-style-name="Standard">
      <style:text-properties fo:font-weight="normal" officeooo:rsid="000f5228" officeooo:paragraph-rsid="0022bd89" style:font-weight-asian="normal" style:font-weight-complex="normal"/>
    </style:style>
    <style:style style:name="P42" style:family="paragraph" style:parent-style-name="Standard">
      <style:text-properties fo:font-weight="normal" officeooo:rsid="000f5228" officeooo:paragraph-rsid="00254a16" style:font-weight-asian="normal" style:font-weight-complex="normal"/>
    </style:style>
    <style:style style:name="P43" style:family="paragraph" style:parent-style-name="Standard">
      <style:text-properties fo:font-weight="normal" officeooo:rsid="0014ebca" officeooo:paragraph-rsid="0014ebca" style:font-weight-asian="normal" style:font-weight-complex="normal"/>
    </style:style>
    <style:style style:name="P44" style:family="paragraph" style:parent-style-name="Standard">
      <style:text-properties fo:font-weight="normal" officeooo:rsid="0014ebca" officeooo:paragraph-rsid="0021fe6f" style:font-weight-asian="normal" style:font-weight-complex="normal"/>
    </style:style>
    <style:style style:name="P45" style:family="paragraph" style:parent-style-name="Standard">
      <style:text-properties fo:font-weight="normal" officeooo:rsid="0014ebca" officeooo:paragraph-rsid="0022bd89" style:font-weight-asian="normal" style:font-weight-complex="normal"/>
    </style:style>
    <style:style style:name="P46" style:family="paragraph" style:parent-style-name="Standard">
      <style:text-properties fo:font-weight="normal" officeooo:rsid="00181c2d" officeooo:paragraph-rsid="00181c2d" style:font-weight-asian="normal" style:font-weight-complex="normal"/>
    </style:style>
    <style:style style:name="P47" style:family="paragraph" style:parent-style-name="Standard">
      <style:text-properties fo:font-weight="normal" officeooo:rsid="00181c2d" officeooo:paragraph-rsid="0021fe6f" style:font-weight-asian="normal" style:font-weight-complex="normal"/>
    </style:style>
    <style:style style:name="P48" style:family="paragraph" style:parent-style-name="Standard">
      <style:text-properties fo:font-weight="normal" officeooo:rsid="00181c2d" officeooo:paragraph-rsid="0022bd89" style:font-weight-asian="normal" style:font-weight-complex="normal"/>
    </style:style>
    <style:style style:name="P49" style:family="paragraph" style:parent-style-name="Standard">
      <style:text-properties fo:font-weight="normal" officeooo:rsid="001123f0" officeooo:paragraph-rsid="0021fe6f" style:font-weight-asian="normal" style:font-weight-complex="normal"/>
    </style:style>
    <style:style style:name="P50" style:family="paragraph" style:parent-style-name="Standard">
      <style:text-properties fo:font-weight="normal" officeooo:rsid="001123f0" officeooo:paragraph-rsid="0022bd89" style:font-weight-asian="normal" style:font-weight-complex="normal"/>
    </style:style>
    <style:style style:name="P51" style:family="paragraph" style:parent-style-name="Standard">
      <style:text-properties fo:font-weight="normal" officeooo:rsid="0004a760" officeooo:paragraph-rsid="0021fe6f" style:font-weight-asian="normal" style:font-weight-complex="normal"/>
    </style:style>
    <style:style style:name="P52" style:family="paragraph" style:parent-style-name="Standard">
      <style:text-properties fo:font-weight="normal" officeooo:rsid="0004a760" officeooo:paragraph-rsid="0022bd89" style:font-weight-asian="normal" style:font-weight-complex="normal"/>
    </style:style>
    <style:style style:name="P53" style:family="paragraph" style:parent-style-name="Standard">
      <style:text-properties fo:font-weight="normal" officeooo:rsid="0015ffe2" officeooo:paragraph-rsid="0021fe6f" style:font-weight-asian="normal" style:font-weight-complex="normal"/>
    </style:style>
    <style:style style:name="P54" style:family="paragraph" style:parent-style-name="Standard">
      <style:text-properties fo:font-weight="normal" officeooo:rsid="0015ffe2" officeooo:paragraph-rsid="00254a16" style:font-weight-asian="normal" style:font-weight-complex="normal"/>
    </style:style>
    <style:style style:name="P55" style:family="paragraph" style:parent-style-name="Standard">
      <style:text-properties fo:font-weight="normal" officeooo:rsid="0013aeed" officeooo:paragraph-rsid="0021fe6f" style:font-weight-asian="normal" style:font-weight-complex="normal"/>
    </style:style>
    <style:style style:name="P56" style:family="paragraph" style:parent-style-name="Standard">
      <style:text-properties fo:font-weight="normal" officeooo:rsid="0013aeed" officeooo:paragraph-rsid="0022bd89" style:font-weight-asian="normal" style:font-weight-complex="normal"/>
    </style:style>
    <style:style style:name="P57" style:family="paragraph" style:parent-style-name="Standard">
      <style:text-properties fo:font-weight="normal" officeooo:rsid="001513ac" officeooo:paragraph-rsid="0021fe6f" style:font-weight-asian="normal" style:font-weight-complex="normal"/>
    </style:style>
    <style:style style:name="P58" style:family="paragraph" style:parent-style-name="Standard">
      <style:text-properties fo:font-weight="normal" officeooo:rsid="001513ac" officeooo:paragraph-rsid="0022bd89" style:font-weight-asian="normal" style:font-weight-complex="normal"/>
    </style:style>
    <style:style style:name="P59" style:family="paragraph" style:parent-style-name="Standard">
      <style:text-properties fo:font-weight="normal" officeooo:rsid="0024c46d" officeooo:paragraph-rsid="0024c46d" style:font-weight-asian="normal" style:font-weight-complex="normal"/>
    </style:style>
    <style:style style:name="P60" style:family="paragraph" style:parent-style-name="Standard">
      <style:text-properties fo:font-weight="normal" officeooo:rsid="0025108e" officeooo:paragraph-rsid="0025108e" style:font-weight-asian="normal" style:font-weight-complex="normal"/>
    </style:style>
    <style:style style:name="P61" style:family="paragraph" style:parent-style-name="Standard">
      <style:text-properties fo:font-weight="normal" officeooo:rsid="00254a16" officeooo:paragraph-rsid="00254a16" style:font-weight-asian="normal" style:font-weight-complex="normal"/>
    </style:style>
    <style:style style:name="P62" style:family="paragraph" style:parent-style-name="Standard">
      <style:text-properties fo:font-weight="normal" officeooo:rsid="00287a2f" officeooo:paragraph-rsid="00287a2f" style:font-weight-asian="normal" style:font-weight-complex="normal"/>
    </style:style>
    <style:style style:name="P63" style:family="paragraph" style:parent-style-name="Standard">
      <style:text-properties fo:font-weight="normal" officeooo:rsid="002a1c45" officeooo:paragraph-rsid="002a1c45" style:font-weight-asian="normal" style:font-weight-complex="normal"/>
    </style:style>
    <style:style style:name="P64" style:family="paragraph" style:parent-style-name="Standard">
      <style:text-properties fo:font-weight="normal" officeooo:rsid="002a4f90" officeooo:paragraph-rsid="002a4f90" style:font-weight-asian="normal" style:font-weight-complex="normal"/>
    </style:style>
    <style:style style:name="P65" style:family="paragraph" style:parent-style-name="Standard">
      <style:text-properties fo:font-weight="normal" officeooo:rsid="002b5efe" officeooo:paragraph-rsid="002b5efe" style:font-weight-asian="normal" style:font-weight-complex="normal"/>
    </style:style>
    <style:style style:name="P66" style:family="paragraph" style:parent-style-name="Standard">
      <style:text-properties fo:font-weight="normal" officeooo:rsid="002b5efe" officeooo:paragraph-rsid="002ce21b" style:font-weight-asian="normal" style:font-weight-complex="normal"/>
    </style:style>
    <style:style style:name="P67" style:family="paragraph" style:parent-style-name="Standard">
      <style:text-properties fo:font-weight="normal" officeooo:rsid="002b5efe" officeooo:paragraph-rsid="002e6ce7" style:font-weight-asian="normal" style:font-weight-complex="normal"/>
    </style:style>
    <style:style style:name="P68" style:family="paragraph" style:parent-style-name="Standard">
      <style:text-properties fo:font-weight="normal" officeooo:rsid="002b5efe" officeooo:paragraph-rsid="0033a50f" style:font-weight-asian="normal" style:font-weight-complex="normal"/>
    </style:style>
    <style:style style:name="P69" style:family="paragraph" style:parent-style-name="Standard">
      <style:text-properties fo:font-weight="normal" officeooo:rsid="002b5efe" officeooo:paragraph-rsid="003ffed8" style:font-weight-asian="normal" style:font-weight-complex="normal"/>
    </style:style>
    <style:style style:name="P70" style:family="paragraph" style:parent-style-name="Standard">
      <style:text-properties fo:font-weight="normal" officeooo:rsid="002b5efe" officeooo:paragraph-rsid="0043d031" style:font-weight-asian="normal" style:font-weight-complex="normal"/>
    </style:style>
    <style:style style:name="P71" style:family="paragraph" style:parent-style-name="Standard">
      <style:text-properties fo:font-weight="normal" officeooo:rsid="002b5efe" officeooo:paragraph-rsid="004420ed" style:font-weight-asian="normal" style:font-weight-complex="normal"/>
    </style:style>
    <style:style style:name="P72" style:family="paragraph" style:parent-style-name="Standard">
      <style:text-properties fo:font-weight="normal" officeooo:rsid="002b5efe" officeooo:paragraph-rsid="0002969f" style:font-weight-asian="normal" style:font-weight-complex="normal"/>
    </style:style>
    <style:style style:name="P73" style:family="paragraph" style:parent-style-name="Standard">
      <style:text-properties fo:font-weight="normal" officeooo:rsid="002e6ce7" officeooo:paragraph-rsid="002e6ce7" style:font-weight-asian="normal" style:font-weight-complex="normal"/>
    </style:style>
    <style:style style:name="P74" style:family="paragraph" style:parent-style-name="Standard">
      <style:text-properties fo:font-weight="normal" officeooo:rsid="002e6ce7" officeooo:paragraph-rsid="0033a50f" style:font-weight-asian="normal" style:font-weight-complex="normal"/>
    </style:style>
    <style:style style:name="P75" style:family="paragraph" style:parent-style-name="Standard">
      <style:text-properties fo:font-weight="normal" officeooo:rsid="002e6ce7" officeooo:paragraph-rsid="004a3456" style:font-weight-asian="normal" style:font-weight-complex="normal"/>
    </style:style>
    <style:style style:name="P76" style:family="paragraph" style:parent-style-name="Standard">
      <style:text-properties fo:font-weight="normal" officeooo:rsid="002fb697" officeooo:paragraph-rsid="002fb697" style:font-weight-asian="normal" style:font-weight-complex="normal"/>
    </style:style>
    <style:style style:name="P77" style:family="paragraph" style:parent-style-name="Standard">
      <style:text-properties fo:font-weight="normal" officeooo:rsid="002fb697" officeooo:paragraph-rsid="0033a50f" style:font-weight-asian="normal" style:font-weight-complex="normal"/>
    </style:style>
    <style:style style:name="P78" style:family="paragraph" style:parent-style-name="Standard">
      <style:text-properties fo:font-weight="normal" officeooo:rsid="003bca8c" officeooo:paragraph-rsid="003bca8c" style:font-weight-asian="normal" style:font-weight-complex="normal"/>
    </style:style>
    <style:style style:name="P79" style:family="paragraph" style:parent-style-name="Standard">
      <style:text-properties fo:font-weight="normal" officeooo:rsid="00445ba2" officeooo:paragraph-rsid="00445ba2" style:font-weight-asian="normal" style:font-weight-complex="normal"/>
    </style:style>
    <style:style style:name="P80" style:family="paragraph" style:parent-style-name="Standard">
      <style:text-properties fo:font-weight="normal" officeooo:rsid="0030b960" officeooo:paragraph-rsid="0045d971" style:font-weight-asian="normal" style:font-weight-complex="normal"/>
    </style:style>
    <style:style style:name="P81" style:family="paragraph" style:parent-style-name="Standard">
      <style:text-properties fo:font-weight="normal" officeooo:rsid="00427582" officeooo:paragraph-rsid="0002969f" style:font-weight-asian="normal" style:font-weight-complex="normal"/>
    </style:style>
    <style:style style:name="P82" style:family="paragraph" style:parent-style-name="Standard">
      <style:text-properties fo:font-weight="normal" officeooo:rsid="004420ed" officeooo:paragraph-rsid="0034f0d8" style:font-weight-asian="normal" style:font-weight-complex="normal"/>
    </style:style>
    <style:style style:name="P83" style:family="paragraph" style:parent-style-name="Standard">
      <style:text-properties fo:font-weight="normal" officeooo:rsid="0045d971" officeooo:paragraph-rsid="0045d971" style:font-weight-asian="normal" style:font-weight-complex="normal"/>
    </style:style>
    <style:style style:name="P84" style:family="paragraph" style:parent-style-name="Standard">
      <style:text-properties officeooo:rsid="0013aeed" officeooo:paragraph-rsid="0013aeed"/>
    </style:style>
    <style:style style:name="P85" style:family="paragraph" style:parent-style-name="Standard">
      <style:text-properties officeooo:rsid="0014ebca" officeooo:paragraph-rsid="0014ebca"/>
    </style:style>
    <style:style style:name="P86" style:family="paragraph" style:parent-style-name="Standard">
      <style:text-properties officeooo:rsid="001513ac" officeooo:paragraph-rsid="001513ac"/>
    </style:style>
    <style:style style:name="P87" style:family="paragraph" style:parent-style-name="Standard">
      <style:text-properties officeooo:rsid="0015ffe2" officeooo:paragraph-rsid="0015ffe2"/>
    </style:style>
    <style:style style:name="P88" style:family="paragraph" style:parent-style-name="Standard">
      <style:text-properties officeooo:rsid="00202975" officeooo:paragraph-rsid="00202975"/>
    </style:style>
    <style:style style:name="P89" style:family="paragraph" style:parent-style-name="Standard" style:list-style-name="L1">
      <style:text-properties officeooo:rsid="0007ed73" officeooo:paragraph-rsid="001b5eae"/>
    </style:style>
    <style:style style:name="P90" style:family="paragraph" style:parent-style-name="Standard" style:list-style-name="L1">
      <style:text-properties officeooo:rsid="0007ed73" officeooo:paragraph-rsid="0007ed73"/>
    </style:style>
    <style:style style:name="P91" style:family="paragraph" style:parent-style-name="Standard" style:list-style-name="L1">
      <style:text-properties officeooo:rsid="0007ed73" officeooo:paragraph-rsid="001c2904"/>
    </style:style>
    <style:style style:name="P92" style:family="paragraph" style:parent-style-name="Standard" style:list-style-name="L1">
      <style:text-properties officeooo:rsid="00202975" officeooo:paragraph-rsid="00202975"/>
    </style:style>
    <style:style style:name="T1" style:family="text">
      <style:text-properties officeooo:rsid="0003062e"/>
    </style:style>
    <style:style style:name="T2" style:family="text">
      <style:text-properties officeooo:rsid="0004a760"/>
    </style:style>
    <style:style style:name="T3" style:family="text">
      <style:text-properties officeooo:rsid="00055e82"/>
    </style:style>
    <style:style style:name="T4" style:family="text">
      <style:text-properties officeooo:rsid="000929e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b5efe" style:font-weight-asian="normal" style:font-weight-complex="normal"/>
    </style:style>
    <style:style style:name="T7" style:family="text">
      <style:text-properties fo:font-weight="normal" officeooo:rsid="0030b960" style:font-weight-asian="normal" style:font-weight-complex="normal"/>
    </style:style>
    <style:style style:name="T8" style:family="text">
      <style:text-properties fo:font-weight="normal" officeooo:rsid="0034f0d8" style:font-weight-asian="normal" style:font-weight-complex="normal"/>
    </style:style>
    <style:style style:name="T9" style:family="text">
      <style:text-properties fo:font-weight="normal" officeooo:rsid="003e128f" style:font-weight-asian="normal" style:font-weight-complex="normal"/>
    </style:style>
    <style:style style:name="T10" style:family="text">
      <style:text-properties fo:font-weight="normal" officeooo:rsid="00427582" style:font-weight-asian="normal" style:font-weight-complex="normal"/>
    </style:style>
    <style:style style:name="T11" style:family="text">
      <style:text-properties fo:font-weight="normal" officeooo:rsid="0043d031" style:font-weight-asian="normal" style:font-weight-complex="normal"/>
    </style:style>
    <style:style style:name="T12" style:family="text">
      <style:text-properties fo:font-weight="normal" officeooo:rsid="004420ed" style:font-weight-asian="normal" style:font-weight-complex="normal"/>
    </style:style>
    <style:style style:name="T13" style:family="text">
      <style:text-properties fo:font-weight="normal" officeooo:rsid="0045d971" style:font-weight-asian="normal" style:font-weight-complex="normal"/>
    </style:style>
    <style:style style:name="T14" style:family="text">
      <style:text-properties fo:font-weight="normal" officeooo:rsid="0046ab55" style:font-weight-asian="normal" style:font-weight-complex="normal"/>
    </style:style>
    <style:style style:name="T15" style:family="text">
      <style:text-properties officeooo:rsid="00124dc6"/>
    </style:style>
    <style:style style:name="T16" style:family="text">
      <style:text-properties officeooo:rsid="0014ebca"/>
    </style:style>
    <style:style style:name="T17" style:family="text">
      <style:text-properties officeooo:rsid="00181c2d"/>
    </style:style>
    <style:style style:name="T18" style:family="text">
      <style:text-properties officeooo:rsid="0018cf74"/>
    </style:style>
    <style:style style:name="T19" style:family="text">
      <style:text-properties officeooo:rsid="001a7d99"/>
    </style:style>
    <style:style style:name="T20" style:family="text">
      <style:text-properties officeooo:rsid="001b5eae"/>
    </style:style>
    <style:style style:name="T21" style:family="text">
      <style:text-properties officeooo:rsid="001c2904"/>
    </style:style>
    <style:style style:name="T22" style:family="text">
      <style:text-properties officeooo:rsid="002056df"/>
    </style:style>
    <style:style style:name="T23" style:family="text">
      <style:text-properties officeooo:rsid="0024c46d"/>
    </style:style>
    <style:style style:name="T24" style:family="text">
      <style:text-properties officeooo:rsid="0025108e"/>
    </style:style>
    <style:style style:name="T25" style:family="text">
      <style:text-properties officeooo:rsid="00254a16"/>
    </style:style>
    <style:style style:name="T26" style:family="text">
      <style:text-properties officeooo:rsid="002690cc"/>
    </style:style>
    <style:style style:name="T27" style:family="text">
      <style:text-properties officeooo:rsid="00287a2f"/>
    </style:style>
    <style:style style:name="T28" style:family="text">
      <style:text-properties officeooo:rsid="002a4f90"/>
    </style:style>
    <style:style style:name="T29" style:family="text">
      <style:text-properties fo:font-weight="bold" officeooo:rsid="002a4f90" style:font-weight-asian="bold" style:font-weight-complex="bold"/>
    </style:style>
    <style:style style:name="T30" style:family="text">
      <style:text-properties fo:font-weight="bold" officeooo:rsid="0035df16" style:font-weight-asian="bold" style:font-weight-complex="bold"/>
    </style:style>
    <style:style style:name="T31" style:family="text">
      <style:text-properties fo:font-weight="bold" officeooo:rsid="0037db59" style:font-weight-asian="bold" style:font-weight-complex="bold"/>
    </style:style>
    <style:style style:name="T32" style:family="text">
      <style:text-properties fo:font-weight="bold" officeooo:rsid="003d57e2" style:font-weight-asian="bold" style:font-weight-complex="bold"/>
    </style:style>
    <style:style style:name="T33" style:family="text">
      <style:text-properties fo:font-weight="bold" officeooo:rsid="0043d031" style:font-weight-asian="bold" style:font-weight-complex="bold"/>
    </style:style>
    <style:style style:name="T34" style:family="text">
      <style:text-properties fo:font-weight="bold" officeooo:rsid="0045d971" style:font-weight-asian="bold" style:font-weight-complex="bold"/>
    </style:style>
    <style:style style:name="T35" style:family="text">
      <style:text-properties officeooo:rsid="002e6ce7"/>
    </style:style>
    <style:style style:name="T36" style:family="text">
      <style:text-properties officeooo:rsid="0031b633"/>
    </style:style>
    <style:style style:name="T37" style:family="text">
      <style:text-properties officeooo:rsid="0034f0d8"/>
    </style:style>
    <style:style style:name="T38" style:family="text">
      <style:text-properties officeooo:rsid="0035df16"/>
    </style:style>
    <style:style style:name="T39" style:family="text">
      <style:text-properties officeooo:rsid="0037db59"/>
    </style:style>
    <style:style style:name="T40" style:family="text">
      <style:text-properties officeooo:rsid="0038b206"/>
    </style:style>
    <style:style style:name="T41" style:family="text">
      <style:text-properties officeooo:rsid="003b89fe"/>
    </style:style>
    <style:style style:name="T42" style:family="text">
      <style:text-properties officeooo:rsid="003bca8c"/>
    </style:style>
    <style:style style:name="T43" style:family="text">
      <style:text-properties officeooo:rsid="003d57e2"/>
    </style:style>
    <style:style style:name="T44" style:family="text">
      <style:text-properties officeooo:rsid="003e128f"/>
    </style:style>
    <style:style style:name="T45" style:family="text">
      <style:text-properties officeooo:rsid="00418c38"/>
    </style:style>
    <style:style style:name="T46" style:family="text">
      <style:text-properties officeooo:rsid="00427582"/>
    </style:style>
    <style:style style:name="T47" style:family="text">
      <style:text-properties officeooo:rsid="00445ba2"/>
    </style:style>
    <style:style style:name="T48" style:family="text">
      <style:text-properties officeooo:rsid="0045d971"/>
    </style:style>
    <style:style style:name="T49" style:family="text">
      <style:text-properties officeooo:rsid="0046ab55"/>
    </style:style>
    <style:style style:name="T50" style:family="text">
      <style:text-properties officeooo:rsid="00488e41"/>
    </style:style>
    <style:style style:name="T51" style:family="text">
      <style:text-properties officeooo:rsid="002b5efe"/>
    </style:style>
    <style:style style:name="T52" style:family="text">
      <style:text-properties officeooo:rsid="004a3456"/>
    </style:style>
    <style:style style:name="T53" style:family="text">
      <style:text-properties officeooo:rsid="004a994b"/>
    </style:style>
    <style:style style:name="T54" style:family="text">
      <style:text-properties officeooo:rsid="004be91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ow</text:p>
      <text:p text:style-name="P63">EA 1</text:p>
      <text:p text:style-name="P63">EM 3</text:p>
      <text:p text:style-name="P63">EV <text:span text:style-name="T38">3</text:span></text:p>
      <text:p text:style-name="P64"><text:tab/><text:span text:style-name="T30">7</text:span></text:p>
      <text:p text:style-name="P63">RC 1</text:p>
      <text:p text:style-name="P63">RA <text:span text:style-name="T39">3</text:span></text:p>
      <text:p text:style-name="P17">RM 13</text:p>
      <text:p text:style-name="P63">RV <text:span text:style-name="T39">3</text:span></text:p>
      <text:p text:style-name="P63"><text:tab/><text:span text:style-name="T29">2</text:span><text:span text:style-name="T31">0</text:span></text:p>
      <text:p text:style-name="P63">*MC 1</text:p>
      <text:p text:style-name="P63">MM 1</text:p>
      <text:p text:style-name="P63"><text:tab/><text:span text:style-name="T28">2</text:span></text:p>
      <text:p text:style-name="P63">CRT 3</text:p>
      <text:p text:style-name="P63">CVT <text:span text:style-name="T40">2</text:span></text:p>
      <text:p text:style-name="P63"><text:tab/><text:span text:style-name="T40">5</text:span></text:p>
      <text:p text:style-name="P63">MP 1</text:p>
      <text:p text:style-name="P63">RVwA 1</text:p>
      <text:p text:style-name="P63"/>
      <text:p text:style-name="P64">Total: <text:span text:style-name="T40">35</text:span> induced refactorings <text:span text:style-name="T49">(35/57 = 61,4%)</text:span></text:p>
      <text:p text:style-name="P63"/>
      <text:p text:style-name="P18"/>
      <text:p text:style-name="P18"/>
      <text:p text:style-name="P18">Medium</text:p>
      <text:p text:style-name="P65">EMM <text:span text:style-name="T41">1</text:span></text:p>
      <text:p text:style-name="P65"><text:tab/><text:span text:style-name="T50">1</text:span></text:p>
      <text:p text:style-name="P65">EM <text:span text:style-name="T41">5</text:span></text:p>
      <text:p text:style-name="P65">EV <text:span text:style-name="T41">5</text:span></text:p>
      <text:p text:style-name="P65"><text:tab/><text:span text:style-name="T43">1</text:span><text:span text:style-name="T50">0</text:span></text:p>
      <text:p text:style-name="P65">RC <text:span text:style-name="T41">3</text:span></text:p>
      <text:p text:style-name="P65">RA <text:span text:style-name="T41">4</text:span></text:p>
      <text:p text:style-name="P19">RM <text:span text:style-name="T41">16</text:span></text:p>
      <text:p text:style-name="P65">RP <text:span text:style-name="T41">2</text:span></text:p>
      <text:p text:style-name="P65">RV <text:span text:style-name="T41">12</text:span></text:p>
      <text:p text:style-name="P65"><text:tab/><text:span text:style-name="T32">37</text:span></text:p>
      <text:p text:style-name="P65">CAT <text:span text:style-name="T42">1</text:span></text:p>
      <text:p text:style-name="P65">CRT <text:span text:style-name="T42">3</text:span></text:p>
      <text:p text:style-name="P65">CVT <text:span text:style-name="T42">6</text:span></text:p>
      <text:p text:style-name="P78">CPT 1</text:p>
      <text:p text:style-name="P65"><text:tab/><text:span text:style-name="T44">11</text:span></text:p>
      <text:p text:style-name="P65">IM <text:span text:style-name="T42">1</text:span></text:p>
      <text:p text:style-name="P65">IV <text:span text:style-name="T42">1</text:span></text:p>
      <text:p text:style-name="P5"><text:tab/><text:span text:style-name="T9">2</text:span></text:p>
      <text:p text:style-name="P72"/>
      <text:p text:style-name="P19"><text:span text:style-name="T6">T</text:span><text:span text:style-name="T5">otal: </text:span><text:span text:style-name="T9">61</text:span><text:span text:style-name="T5"> induced refactorings </text:span><text:span text:style-name="T14">(61/127 = 48%)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2"><text:soft-page-break/>High</text:p>
      <text:p text:style-name="P76"><text:s/></text:p>
      <text:p text:style-name="P75"><text:span text:style-name="T51">EMM </text:span><text:span text:style-name="T45">4</text:span><text:span text:style-name="T51"> <text:s/></text:span></text:p>
      <text:p text:style-name="P75"><text:tab/><text:span text:style-name="T52">4</text:span></text:p>
      <text:p text:style-name="P75">EA <text:span text:style-name="T45">2</text:span></text:p>
      <text:p text:style-name="P66">EM <text:span text:style-name="T45">17</text:span></text:p>
      <text:p text:style-name="P70"><text:tab/><text:span text:style-name="T53">19</text:span></text:p>
      <text:p text:style-name="P70"><text:tab/><text:tab/></text:p>
      <text:p text:style-name="P66">RC <text:span text:style-name="T45">6</text:span></text:p>
      <text:p text:style-name="P66">RA <text:span text:style-name="T45">7</text:span></text:p>
      <text:p text:style-name="P20">RM <text:span text:style-name="T45">25</text:span></text:p>
      <text:p text:style-name="P66">RP <text:span text:style-name="T45">16</text:span></text:p>
      <text:p text:style-name="P66">RV <text:span text:style-name="T45">3</text:span></text:p>
      <text:p text:style-name="P69"><text:tab/><text:span text:style-name="T33">57</text:span></text:p>
      <text:p text:style-name="P69"><text:tab/></text:p>
      <text:p text:style-name="P67">*MRC <text:span text:style-name="T45">1</text:span></text:p>
      <text:p text:style-name="P67"><text:tab/><text:span text:style-name="T54">1</text:span></text:p>
      <text:p text:style-name="P76">MA <text:span text:style-name="T45">4</text:span> </text:p>
      <text:p text:style-name="P67"><text:span text:style-name="T35">MM 1 </text:span><text:s/></text:p>
      <text:p text:style-name="P69"><text:tab/><text:span text:style-name="T54">5</text:span></text:p>
      <text:p text:style-name="P69"><text:tab/></text:p>
      <text:p text:style-name="P76">*PUM <text:span text:style-name="T45">1</text:span> </text:p>
      <text:p text:style-name="P66"><text:tab/><text:span text:style-name="T45">1</text:span></text:p>
      <text:p text:style-name="P66"/>
      <text:p text:style-name="P66">CAT <text:span text:style-name="T46">7</text:span></text:p>
      <text:p text:style-name="P66">CRT <text:span text:style-name="T46">9</text:span></text:p>
      <text:p text:style-name="P66">CPT <text:span text:style-name="T46">15</text:span></text:p>
      <text:p text:style-name="P66">CVT <text:span text:style-name="T46">9</text:span></text:p>
      <text:p text:style-name="P66"><text:tab/><text:span text:style-name="T46">40</text:span><text:tab/></text:p>
      <text:p text:style-name="P66">IM <text:span text:style-name="T46">7</text:span></text:p>
      <text:p text:style-name="P9"><text:tab/><text:span text:style-name="T10">7</text:span></text:p>
      <text:p text:style-name="P76">PV <text:span text:style-name="T46">1</text:span></text:p>
      <text:p text:style-name="P73">RVwA <text:span text:style-name="T46">1</text:span></text:p>
      <text:p text:style-name="P5"><text:tab/><text:span text:style-name="T10">2</text:span></text:p>
      <text:p text:style-name="P81"/>
      <text:p text:style-name="P24"><text:span text:style-name="T7">T</text:span><text:span text:style-name="T5">otal: </text:span><text:span text:style-name="T11">136</text:span><text:span text:style-name="T5"> induced refactorings </text:span><text:span text:style-name="T14">(136/285 = 47,7%)</text:span><text:span text:style-name="T5"> 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23"><text:span text:style-name="T36">Very </text:span>High</text:p>
      <text:p text:style-name="P79"/>
      <text:p text:style-name="P79">*Esup 1</text:p>
      <text:p text:style-name="P77">*E<text:span text:style-name="T37">C 1</text:span></text:p>
      <text:p text:style-name="P68">EMM <text:span text:style-name="T47">4</text:span></text:p>
      <text:p text:style-name="P68">EM <text:span text:style-name="T47">25</text:span></text:p>
      <text:p text:style-name="P68">EV <text:span text:style-name="T47">3</text:span></text:p>
      <text:p text:style-name="P68"><text:tab/><text:span text:style-name="T47">34</text:span><text:tab/></text:p>
      <text:p text:style-name="P68">RC <text:span text:style-name="T47">11</text:span></text:p>
      <text:p text:style-name="P68">RA <text:span text:style-name="T47">4</text:span></text:p>
      <text:p text:style-name="P21">RM <text:span text:style-name="T47">45</text:span></text:p>
      <text:p text:style-name="P68">RP <text:span text:style-name="T47">19</text:span></text:p>
      <text:p text:style-name="P68">RV <text:span text:style-name="T47">30</text:span></text:p>
      <text:p text:style-name="P68"><text:tab/><text:span text:style-name="T34">109</text:span></text:p>
      <text:p text:style-name="P68"><text:tab/></text:p>
      <text:p text:style-name="P68">*MRC <text:span text:style-name="T47">4</text:span></text:p>
      <text:p text:style-name="P74">*MC 4</text:p>
      <text:p text:style-name="P77">MA <text:span text:style-name="T47">2</text:span></text:p>
      <text:p text:style-name="P74">MM 8</text:p>
      <text:p text:style-name="P71"><text:tab/><text:span text:style-name="T48">18</text:span></text:p>
      <text:p text:style-name="P71"><text:tab/></text:p>
      <text:p text:style-name="P68">CAT <text:span text:style-name="T47">23</text:span></text:p>
      <text:p text:style-name="P68">CRT <text:span text:style-name="T47">14</text:span></text:p>
      <text:p text:style-name="P68">CPT <text:span text:style-name="T47">8</text:span></text:p>
      <text:p text:style-name="P21">CVT <text:span text:style-name="T47">64</text:span></text:p>
      <text:p text:style-name="P71"><text:tab/><text:span text:style-name="T34">109</text:span></text:p>
      <text:p text:style-name="P71"><text:tab/><text:tab/></text:p>
      <text:p text:style-name="P68">IM <text:span text:style-name="T47">4</text:span></text:p>
      <text:p text:style-name="P68">IV <text:span text:style-name="T47">27</text:span></text:p>
      <text:p text:style-name="P38"><text:tab/><text:span text:style-name="T48">31</text:span><text:tab/></text:p>
      <text:p text:style-name="P38"/>
      <text:p text:style-name="P77">PV <text:span text:style-name="T48">2</text:span></text:p>
      <text:p text:style-name="P80">*PDM <text:span text:style-name="T48">6</text:span></text:p>
      <text:p text:style-name="P80"><text:span text:style-name="T48">*PUM 3</text:span> </text:p>
      <text:p text:style-name="P11"><text:span text:style-name="T6"><text:tab/></text:span><text:span text:style-name="T13">11</text:span></text:p>
      <text:p text:style-name="P82"/>
      <text:p text:style-name="P26"><text:span text:style-name="T12">R</text:span><text:span text:style-name="T5">VwA 1</text:span></text:p>
      <text:p text:style-name="P83"><text:tab/>1</text:p>
      <text:p text:style-name="P11"><text:tab/></text:p>
      <text:p text:style-name="P25"><text:span text:style-name="T5">Total: </text:span><text:span text:style-name="T13">313</text:span><text:span text:style-name="T8"> </text:span><text:span text:style-name="T5">induced refactorings </text:span><text:span text:style-name="T14">(313/1422 = 22%)</text:span></text:p>
      <text:p text:style-name="P10"/>
      <text:p text:style-name="P5"/>
      <text:p text:style-name="P5">______________________________________________________</text:p>
      <text:p text:style-name="P5"/>
      <text:p text:style-name="P5"/>
      <text:p text:style-name="P5"/>
      <text:p text:style-name="P5">Low</text:p>
      <text:p text:style-name="P12">67 refactoring operations</text:p>
      <text:p text:style-name="P5"/>
      <text:p text:style-name="P1"><text:soft-page-break/>Induced</text:p>
      <text:p text:style-name="P1">RC <text:span text:style-name="T1">1</text:span></text:p>
      <text:p text:style-name="P1">MC <text:span text:style-name="T1">1</text:span></text:p>
      <text:p text:style-name="P1">EM <text:span text:style-name="T2">3</text:span> </text:p>
      <text:p text:style-name="P5">RM <text:span text:style-name="T2">13</text:span></text:p>
      <text:p text:style-name="P1">MM <text:span text:style-name="T1">1</text:span> </text:p>
      <text:p text:style-name="P1">CRT <text:span text:style-name="T2">3</text:span></text:p>
      <text:p text:style-name="P5">RA <text:span text:style-name="T2">4</text:span></text:p>
      <text:p text:style-name="P1">EA <text:span text:style-name="T1">2</text:span></text:p>
      <text:p text:style-name="P1">MP <text:span text:style-name="T1">1</text:span></text:p>
      <text:p text:style-name="P1">RVwA <text:span text:style-name="T1">1</text:span></text:p>
      <text:p text:style-name="P5">RV <text:span text:style-name="T2">4</text:span></text:p>
      <text:p text:style-name="P27">EV 3</text:p>
      <text:p text:style-name="P1">CVT <text:span text:style-name="T2">3</text:span></text:p>
      <text:p text:style-name="P1"/>
      <text:p text:style-name="P1">Non-induced</text:p>
      <text:p text:style-name="P1">EI <text:span text:style-name="T1">1</text:span></text:p>
      <text:p text:style-name="P1">EMM <text:span text:style-name="T1">1</text:span></text:p>
      <text:p text:style-name="P1">EM <text:span text:style-name="T2">3</text:span></text:p>
      <text:p text:style-name="P1">RM <text:span text:style-name="T2">2</text:span></text:p>
      <text:p text:style-name="P1">CRT <text:span text:style-name="T1">3</text:span></text:p>
      <text:p text:style-name="P1">MA <text:span text:style-name="T1">1</text:span></text:p>
      <text:p text:style-name="P1">RA <text:span text:style-name="T1">3</text:span></text:p>
      <text:p text:style-name="P1">RP <text:span text:style-name="T2">2</text:span></text:p>
      <text:p text:style-name="P5">EV <text:span text:style-name="T1">4</text:span></text:p>
      <text:p text:style-name="P5">RV <text:span text:style-name="T2">5</text:span></text:p>
      <text:p text:style-name="P27">IV 1</text:p>
      <text:p text:style-name="P1"/>
      <text:p text:style-name="P30"><text:span text:style-name="T4">Remarks</text:span>: </text:p>
      <text:list xml:id="list4144837442" text:style-name="L1">
        <text:list-item>
          <text:p text:style-name="P89"><text:span text:style-name="T20">40 </text:span>induced refactorings <text:span text:style-name="T20">(</text:span>59.7%<text:span text:style-name="T20">)</text:span>, in which 27.5% are refactoring indirectly induced by review, that is, a review comment inspired the author to refactor the code, or left any actionable recommendation that induced refactoring the code. For instance, “avoid multiple booleans” induced a MP. <text:span text:style-name="T4">The other refactoring operations were directly suggested by a reviewer.</text:span></text:p>
        </text:list-item>
        <text:list-item>
          <text:p text:style-name="P90">(<text:span text:style-name="T3">I think) Low impact changes such as RV and EV in non-induced refactorings. Higher impact changes such as RM and RA in induced refactorings.</text:span></text:p>
        </text:list-item>
      </text:list>
      <text:p text:style-name="P29"/>
      <text:p text:style-name="P29"/>
      <text:p text:style-name="P13">Medium</text:p>
      <text:p text:style-name="P13"/>
      <text:p text:style-name="P2">Induced</text:p>
      <text:p text:style-name="P2">RC <text:span text:style-name="T15">3</text:span></text:p>
      <text:p text:style-name="P32">MRC <text:span text:style-name="T15">2</text:span></text:p>
      <text:p text:style-name="P34">EM <text:s/><text:span text:style-name="T18">5</text:span></text:p>
      <text:p text:style-name="P43">EMM 1</text:p>
      <text:p text:style-name="P7">RM <text:span text:style-name="T18">22</text:span></text:p>
      <text:p text:style-name="P39">IM <text:span text:style-name="T15">5</text:span></text:p>
      <text:p text:style-name="P34">CRT <text:span text:style-name="T18">4</text:span></text:p>
      <text:p text:style-name="P34">RA <text:span text:style-name="T18">4</text:span></text:p>
      <text:p text:style-name="P87">CAT 1</text:p>
      <text:p text:style-name="P32">CPT <text:span text:style-name="T15">1</text:span></text:p>
      <text:p text:style-name="P84">RP <text:span text:style-name="T16">2</text:span></text:p>
      <text:p text:style-name="P6"><text:soft-page-break/><text:span text:style-name="T18">R</text:span>V <text:span text:style-name="T18">12</text:span></text:p>
      <text:p text:style-name="P28">EV <text:span text:style-name="T18">6</text:span></text:p>
      <text:p text:style-name="P86">IV 1</text:p>
      <text:p text:style-name="P6">CVT <text:span text:style-name="T18">7</text:span></text:p>
      <text:p text:style-name="P2"/>
      <text:p text:style-name="P2">Non-induced</text:p>
      <text:p text:style-name="P85">RC <text:span text:style-name="T19">3</text:span></text:p>
      <text:p text:style-name="P32">MC <text:span text:style-name="T15">4</text:span></text:p>
      <text:p text:style-name="P32">MRC <text:span text:style-name="T19">3</text:span></text:p>
      <text:p text:style-name="P6">EM <text:span text:style-name="T19">9</text:span></text:p>
      <text:p text:style-name="P6">RM <text:span text:style-name="T19">17</text:span></text:p>
      <text:p text:style-name="P33">IM <text:span text:style-name="T19">6</text:span></text:p>
      <text:p text:style-name="P2">CRT <text:span text:style-name="T19">5</text:span></text:p>
      <text:p text:style-name="P2">MA <text:span text:style-name="T15">1</text:span> </text:p>
      <text:p text:style-name="P2">RA <text:span text:style-name="T19">3</text:span></text:p>
      <text:p text:style-name="P85">CAT <text:span text:style-name="T19">4</text:span></text:p>
      <text:p text:style-name="P2">RP <text:span text:style-name="T19">7</text:span></text:p>
      <text:p text:style-name="P39">CP <text:span text:style-name="T15">1</text:span></text:p>
      <text:p text:style-name="P46">CPT 1</text:p>
      <text:p text:style-name="P34">EV <text:span text:style-name="T19">7</text:span></text:p>
      <text:p text:style-name="P6">RV <text:span text:style-name="T19">15</text:span></text:p>
      <text:p text:style-name="P28">IV <text:span text:style-name="T17">1</text:span></text:p>
      <text:p text:style-name="P85">CVT <text:span text:style-name="T19">8</text:span></text:p>
      <text:p text:style-name="P43">PV <text:span text:style-name="T17">2</text:span></text:p>
      <text:p text:style-name="P43"/>
      <text:p text:style-name="P31"><text:span text:style-name="T4">Remarks</text:span>: </text:p>
      <text:list xml:id="list110353072397933" text:continue-numbering="true" text:style-name="L1">
        <text:list-item>
          <text:p text:style-name="P91"><text:span text:style-name="T21">76 </text:span>induced refactorings <text:span text:style-name="T20">(43</text:span>.<text:span text:style-name="T21">2</text:span>%<text:span text:style-name="T20">)</text:span>, in which <text:span text:style-name="T21">23 </text:span>are refactoring indirectly induced by review <text:span text:style-name="T21">(30.2%)</text:span>, that is, a review comment inspired the author to refactor the code, or left any actionable recommendation that induced refactoring the code. </text:p>
        </text:list-item>
        <text:list-item>
          <text:p text:style-name="P91">(<text:span text:style-name="T3">I think) In both induced and non-induced refactorings, the most of operations are of RM and RV. </text:span></text:p>
        </text:list-item>
        <text:list-item>
          <text:p text:style-name="P92">We found one PR in which the commit’s whole purpose was to make those refactorings; renaming due to typo; CVT and RV appeared together <text:span text:style-name="T22">in 5 RIPRs</text:span>, inspired by the same review comment.</text:p>
        </text:list-item>
      </text:list>
      <text:p text:style-name="P88"/>
      <text:p text:style-name="P88"/>
      <text:p text:style-name="P16">High</text:p>
      <text:p text:style-name="P14"/>
      <text:p text:style-name="P3">Induced</text:p>
      <text:p text:style-name="P35">RC </text:p>
      <text:p text:style-name="P40">MRC </text:p>
      <text:p text:style-name="P35">EM <text:s/></text:p>
      <text:p text:style-name="P44">EMM </text:p>
      <text:p text:style-name="P35">RM </text:p>
      <text:p text:style-name="P40">IM </text:p>
      <text:p text:style-name="P35">CRT </text:p>
      <text:p text:style-name="P35">RA </text:p>
      <text:p text:style-name="P53">CAT </text:p>
      <text:p text:style-name="P40">CPT </text:p>
      <text:p text:style-name="P55">RP </text:p>
      <text:p text:style-name="P35"><text:span text:style-name="T18">R</text:span>V </text:p>
      <text:p text:style-name="P51">EV </text:p>
      <text:p text:style-name="P57"><text:soft-page-break/>IV </text:p>
      <text:p text:style-name="P35">CVT </text:p>
      <text:p text:style-name="P35"/>
      <text:p text:style-name="P3">Non-induced</text:p>
      <text:p text:style-name="P44">RC </text:p>
      <text:p text:style-name="P40">MC </text:p>
      <text:p text:style-name="P40">MRC </text:p>
      <text:p text:style-name="P35">EM </text:p>
      <text:p text:style-name="P35">RM </text:p>
      <text:p text:style-name="P49">IM </text:p>
      <text:p text:style-name="P35">CRT </text:p>
      <text:p text:style-name="P35">MA </text:p>
      <text:p text:style-name="P35">RA </text:p>
      <text:p text:style-name="P44">CAT </text:p>
      <text:p text:style-name="P35">RP </text:p>
      <text:p text:style-name="P40">CP </text:p>
      <text:p text:style-name="P47">CPT </text:p>
      <text:p text:style-name="P35">EV </text:p>
      <text:p text:style-name="P35">RV </text:p>
      <text:p text:style-name="P51">IV </text:p>
      <text:p text:style-name="P44">CVT </text:p>
      <text:p text:style-name="P44">PV </text:p>
      <text:p text:style-name="P44"/>
      <text:p text:style-name="P44"/>
      <text:p text:style-name="P16">Very High</text:p>
      <text:p text:style-name="P15"/>
      <text:p text:style-name="P4">Induced</text:p>
      <text:p text:style-name="P36">RC <text:span text:style-name="T24">2</text:span></text:p>
      <text:p text:style-name="P42">MRC</text:p>
      <text:p text:style-name="P42"><text:span text:style-name="T24">PDA 2</text:span> </text:p>
      <text:p text:style-name="P61">MRA 3</text:p>
      <text:p text:style-name="P37">RA <text:span text:style-name="T24">18+5+17+19</text:span></text:p>
      <text:p text:style-name="P54">CAT <text:s/><text:span text:style-name="T24">47+33</text:span></text:p>
      <text:p text:style-name="P36">EM <text:s/><text:span text:style-name="T24">10</text:span></text:p>
      <text:p text:style-name="P45">EMM <text:span text:style-name="T25">27</text:span></text:p>
      <text:p text:style-name="P36">RM <text:span text:style-name="T25">6</text:span></text:p>
      <text:p text:style-name="P41">IM </text:p>
      <text:p text:style-name="P60">PDM 3</text:p>
      <text:p text:style-name="P36">CRT <text:span text:style-name="T24">10</text:span></text:p>
      <text:p text:style-name="P41">CPT <text:span text:style-name="T24">7</text:span></text:p>
      <text:p text:style-name="P56">RP <text:span text:style-name="T25">1</text:span></text:p>
      <text:p text:style-name="P36"><text:span text:style-name="T18">R</text:span>V <text:span text:style-name="T24">10</text:span></text:p>
      <text:p text:style-name="P52">EV <text:span text:style-name="T24">4</text:span></text:p>
      <text:p text:style-name="P58">IV </text:p>
      <text:p text:style-name="P36">CVT <text:span text:style-name="T24">24+7</text:span></text:p>
      <text:p text:style-name="P36"/>
      <text:p text:style-name="P4">Non-induced</text:p>
      <text:p text:style-name="P59">Esub 1</text:p>
      <text:p text:style-name="P45">RC <text:span text:style-name="T23">1</text:span></text:p>
      <text:p text:style-name="P41">MC <text:span text:style-name="T23">15+4</text:span></text:p>
      <text:p text:style-name="P62">EC 3</text:p>
      <text:p text:style-name="P41">MRC <text:span text:style-name="T23">5</text:span></text:p>
      <text:p text:style-name="P36"><text:soft-page-break/>EM </text:p>
      <text:p text:style-name="P36">RM <text:span text:style-name="T26">14</text:span></text:p>
      <text:p text:style-name="P50">IM </text:p>
      <text:p text:style-name="P59">MM 1<text:span text:style-name="T27">4</text:span></text:p>
      <text:p text:style-name="P59">PDM 2</text:p>
      <text:p text:style-name="P36">CRT <text:span text:style-name="T27">11</text:span></text:p>
      <text:p text:style-name="P36">MA <text:span text:style-name="T27">4</text:span></text:p>
      <text:p text:style-name="P36">RA <text:span text:style-name="T27">3</text:span></text:p>
      <text:p text:style-name="P45">CAT <text:s/><text:span text:style-name="T27">4</text:span></text:p>
      <text:p text:style-name="P36">RP <text:span text:style-name="T27">4</text:span></text:p>
      <text:p text:style-name="P41">CP <text:s/><text:span text:style-name="T27">3</text:span></text:p>
      <text:p text:style-name="P48">CPT <text:s/><text:span text:style-name="T27">8</text:span></text:p>
      <text:p text:style-name="P36">EV <text:span text:style-name="T27">1</text:span></text:p>
      <text:p text:style-name="P36">RV <text:span text:style-name="T27">7</text:span></text:p>
      <text:p text:style-name="P52">IV </text:p>
      <text:p text:style-name="P45">CVT <text:span text:style-name="T27">11</text:span></text:p>
      <text:p text:style-name="P45">PV </text:p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2T19:10:52.155392633</meta:creation-date>
    <dc:date>2021-11-26T11:03:49.813453310</dc:date>
    <meta:editing-duration>P2DT11H51M52S</meta:editing-duration>
    <meta:editing-cycles>59</meta:editing-cycles>
    <meta:generator>LibreOffice/7.2.3.1$Linux_X86_64 LibreOffice_project/7b257967b9cd574cb72598999edde852baa10d80</meta:generator>
    <dc:creator>Flavia Coelho</dc:creator>
    <meta:document-statistic meta:table-count="0" meta:image-count="0" meta:object-count="0" meta:page-count="7" meta:paragraph-count="262" meta:word-count="605" meta:character-count="2414" meta:non-whitespace-character-count="1968"/>
  </office:meta>
</office:document-meta>
</file>